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1">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3405*"/>
    </style:style>
    <style:style style:name="Table1.B" style:family="table-column">
      <style:table-column-properties style:rel-column-width="21064*"/>
    </style:style>
    <style:style style:name="Table1.C" style:family="table-column">
      <style:table-column-properties style:rel-column-width="21064*"/>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rel-width="100%"/>
    </style:style>
    <style:style style:name="Table3.A" style:family="table-column">
      <style:table-column-properties style:rel-column-width="17163*"/>
    </style:style>
    <style:style style:name="Table3.B" style:family="table-column">
      <style:table-column-properties style:rel-column-width="23405*"/>
    </style:style>
    <style:style style:name="Table3.C" style:family="table-column">
      <style:table-column-properties style:rel-column-width="24965*"/>
    </style:style>
    <style:style style:name="Table4" style:family="table">
      <style:table-properties table:align="center" style:rel-width="100%"/>
    </style:style>
    <style:style style:name="Table4.A" style:family="table-column">
      <style:table-column-properties style:rel-column-width="14246*"/>
    </style:style>
    <style:style style:name="Table4.B" style:family="table-column">
      <style:table-column-properties style:rel-column-width="25644*"/>
    </style:style>
    <style:style style:name="Table4.C" style:family="table-column">
      <style:table-column-properties style:rel-column-width="25644*"/>
    </style:style>
    <style:style style:name="Table5" style:family="table">
      <style:table-properties table:align="center" style:rel-width="100%"/>
    </style:style>
    <style:style style:name="Table5.A" style:family="table-column">
      <style:table-column-properties style:rel-column-width="14798*"/>
    </style:style>
    <style:style style:name="Table5.B" style:family="table-column">
      <style:table-column-properties style:rel-column-width="23254*"/>
    </style:style>
    <style:style style:name="Table5.C" style:family="table-column">
      <style:table-column-properties style:rel-column-width="27482*"/>
    </style:style>
    <style:style style:name="Table6" style:family="table">
      <style:table-properties table:align="center" style:rel-width="100%"/>
    </style:style>
    <style:style style:name="Table6.A" style:family="table-column">
      <style:table-column-properties style:rel-column-width="27117*"/>
    </style:style>
    <style:style style:name="Table6.B" style:family="table-column">
      <style:table-column-properties style:rel-column-width="18078*"/>
    </style:style>
    <style:style style:name="Table6.C" style:family="table-column">
      <style:table-column-properties style:rel-column-width="20338*"/>
    </style:style>
  </office:automatic-styles>
  <office:body>
    <office:text>
      <text:p text:style-name="Title">Lonelog: Combat Add-on</text:p>
      <text:p text:style-name="Subtitle">Optional Notation for Tactical Encounters</text:p>
      <text:p text:style-name="Author">Roberto Bisceglie</text:p>
      <text:h text:style-name="Heading_20_1" text:outline-level="1"><text:bookmark-start text:name="combat-add-on"/>Combat Add-on<text:bookmark-end text:name="combat-add-on"/></text:h>
      <text:h text:style-name="Heading_20_2" text:outline-level="2"><text:bookmark-start text:name="overview"/>Overview<text:bookmark-end text:name="overview"/></text:h>
      <text:p text:style-name="First_20_paragraph">Combat is where solo play gets dense. Dice fly, hit points drop, positions shift—and you’re running both sides. Without structure, your log turns into a wall of text where you can’t tell who hit whom or when things went wrong.</text:p>
      <text:p text:style-name="Text_20_body">This add-on gives you optional notation for tactical encounters. It layers on top of core Lonelog—using the same <text:span text:style-name="Source_Text">@</text:span>, <text:span text:style-name="Source_Text">d:</text:span>, <text:span text:style-name="Source_Text">-&gt;</text:span>, <text:span text:style-name="Source_Text">=&gt;</text:span> symbols—and adds just enough structure to keep fights readable without turning your session into a spreadsheet.</text:p>
      <text:p text:style-name="Text_20_body">Not every solo game has tactical combat. <text:span text:style-name="T1">Thousand Year Old Vampire</text:span> doesn’t need round tracking. A <text:span text:style-name="T1">Mythic GME</text:span>-driven investigation might resolve a bar fight in a single oracle question. If your system resolves combat with a single roll, core notation handles it fine:</text:p>
      <text:p text:style-name="P1">@ Fight the bandits</text:p>
      <text:p text:style-name="P2">d: Combat 2d6=9 -&gt; Strong Hit</text:p>
      <text:p text:style-name="P3">=&gt; I cut through them and escape into the alley.</text:p>
      <text:p text:style-name="First_20_paragraph">This add-on is for everything more involved than that—games where you’re tracking rounds, multiple combatants, ranges, and changing hit points.</text:p>
      <text:p text:style-name="Horizontal_20_Line"/>
      <text:h text:style-name="Heading_20_3" text:outline-level="3"><text:bookmark-start text:name="what-this-add-on-adds"/>What This Add-on Adds<text:bookmark-end text:name="what-this-add-on-add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ddition</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combatant stats and status</text:p>
          </table:table-cell>
          <table:table-cell table:style-name="TableRowCell" office:value-type="string">
            <text:p text:style-name="Table_20_Contents"><text:span text:style-name="Source_Text">[F:Thug\|HP 6\|Close]</text:span></text:p>
          </table:table-cell>
        </table:table-row>
        <table:table-row>
          <table:table-cell table:style-name="TableRowCell" office:value-type="string">
            <text:p text:style-name="Table_20_Contents"><text:span text:style-name="Source_Text">[COMBAT]</text:span> / <text:span text:style-name="Source_Text">[/COMBAT]</text:span></text:p>
          </table:table-cell>
          <table:table-cell table:style-name="TableRowCell" office:value-type="string">
            <text:p text:style-name="Table_20_Contents">Delimit a tactical encounter within a scene</text:p>
          </table:table-cell>
          <table:table-cell table:style-name="TableRowCell" office:value-type="string">
            <text:p text:style-name="Table_20_Contents"><text:span text:style-name="Source_Text">[COMBAT] ... [/COMBAT]</text:span></text:p>
          </table:table-cell>
        </table:table-row>
        <table:table-row>
          <table:table-cell table:style-name="TableRowCell" office:value-type="string">
            <text:p text:style-name="Table_20_Contents"><text:span text:style-name="Source_Text">Rd#</text:span> round markers</text:p>
          </table:table-cell>
          <table:table-cell table:style-name="TableRowCell" office:value-type="string">
            <text:p text:style-name="Table_20_Contents">Separate initiative rounds within a combat block</text:p>
          </table:table-cell>
          <table:table-cell table:style-name="TableRowCell" office:value-type="string">
            <text:p text:style-name="Table_20_Contents"><text:span text:style-name="Source_Text">Rd1</text:span>, <text:span text:style-name="Source_Text">Rd2</text:span>, <text:span text:style-name="Source_Text">Rd3</text:span></text:p>
          </table:table-cell>
        </table:table-row>
        <table:table-row>
          <table:table-cell table:style-name="TableRowCell" office:value-type="string">
            <text:p text:style-name="Table_20_Contents"><text:span text:style-name="Source_Text">@(Name) Action</text:span></text:p>
          </table:table-cell>
          <table:table-cell table:style-name="TableRowCell" office:value-type="string">
            <text:p text:style-name="Table_20_Contents">Attribute actions to non-PC actors</text:p>
          </table:table-cell>
          <table:table-cell table:style-name="TableRowCell" office:value-type="string">
            <text:p text:style-name="Table_20_Contents"><text:span text:style-name="Source_Text">@(Thug A) Lunges at me</text:span></text:p>
          </table:table-cell>
        </table:table-row>
        <table:table-row>
          <table:table-cell table:style-name="TableRowCell" office:value-type="string">
            <text:p text:style-name="Table_20_Contents"><text:span text:style-name="Source_Text">Rd# Roster: [tags]</text:span></text:p>
          </table:table-cell>
          <table:table-cell table:style-name="TableRowCell" office:value-type="string">
            <text:p text:style-name="Table_20_Contents">Snapshot all combatant states at a round boundary</text:p>
          </table:table-cell>
          <table:table-cell table:style-name="TableRowCell" office:value-type="string">
            <text:p text:style-name="Table_20_Contents"><text:span text:style-name="Source_Text">Rd3 Roster: [PC:HP 3] [F:Boss\|HP 4]</text:span></text:p>
          </table:table-cell>
        </table:table-row>
      </table:table>
      <text:p text:style-name="First_20_paragraph"><text:span text:style-name="T2">No new core symbols.</text:span> This add-on introduces no additions to <text:span text:style-name="Source_Text">@</text:span>, <text:span text:style-name="Source_Text">?</text:span>, <text:span text:style-name="Source_Text">d:</text:span>, <text:span text:style-name="Source_Text">-&gt;</text:span>, or <text:span text:style-name="Source_Text">=&gt;</text:span>.</text:p>
      <text:p text:style-name="Horizontal_20_Line"/>
      <text:h text:style-name="Heading_20_3" text:outline-level="3"><text:bookmark-start text:name="design-principles"/>Design Principles<text:bookmark-end text:name="design-principles"/></text:h>
      <text:p text:style-name="First_20_paragraph"><text:span text:style-name="T2">No new core symbols.</text:span> Combat uses <text:span text:style-name="Source_Text">@</text:span>, <text:span text:style-name="Source_Text">d:</text:span>, <text:span text:style-name="Source_Text">-&gt;</text:span>, <text:span text:style-name="Source_Text">=&gt;</text:span> exactly as defined in core Lonelog. New elements are structural markers and formatting conventions only—not symbolic shortcuts.</text:p>
      <text:p text:style-name="Text_20_body"><text:span text:style-name="T2">Scale to complexity.</text:span> A quick skirmish needs less notation than a five-round battle with six combatants. Use only as much structure as the encounter demands. The add-on supports both extremes.</text:p>
      <text:p text:style-name="Text_20_body"><text:span text:style-name="T2">Actor clarity first.</text:span> The central problem of combat logging is knowing who is doing what. Every addition here serves that goal—round markers separate turns, the <text:span text:style-name="Source_Text">@(Name)</text:span> prefix identifies non-PC actors, foe tags track changing states.</text:p>
      <text:p text:style-name="Horizontal_20_Line"/>
      <text:h text:style-name="Heading_20_2" text:outline-level="2"><text:bookmark-start text:name="combat-blocks"/>1. Combat Blocks<text:bookmark-end text:name="combat-blocks"/></text:h>
      <text:p text:style-name="First_20_paragraph">Some encounters benefit from a structural boundary that signals a change in mode—denser notation, round-by-round tracking, mechanical state changes. The <text:span text:style-name="Source_Text">[COMBAT]</text:span> block provides that boundary.</text:p>
      <text:p text:style-name="Text_20_body"><text:span text:style-name="T2">Format:</text:span></text:p>
      <text:p text:style-name="P4">[COMBAT]</text:p>
      <text:p text:style-name="P5">...combat notation...</text:p>
      <text:p text:style-name="P6">[/COMBAT]</text:p>
      <text:h text:style-name="Heading_20_4" text:outline-level="4"><text:bookmark-start text:name="in-scene-headers"/>1.1 In Scene Headers<text:bookmark-end text:name="in-scene-headers"/></text:h>
      <text:p text:style-name="First_20_paragraph">When the entire scene is a fight, place <text:span text:style-name="Source_Text">[COMBAT]</text:span> in the scene header:</text:p>
      <text:p text:style-name="P7">S5 *Warehouse ambush* [COMBAT]</text:p>
      <text:p text:style-name="First_20_paragraph">No closing tag is needed—the next scene marker ends the encounter.</text:p>
      <text:h text:style-name="Heading_20_4" text:outline-level="4"><text:bookmark-start text:name="inline-during-a-scene"/>1.2 Inline During a Scene<text:bookmark-end text:name="inline-during-a-scene"/></text:h>
      <text:p text:style-name="First_20_paragraph">When combat starts mid-scene, open and close the block around the tactical section:</text:p>
      <text:p text:style-name="P8">S5 *Warehouse, midnight*</text:p>
      <text:p text:style-name="P9">@ Search the crates for evidence</text:p>
      <text:p text:style-name="P10">d: Investigation d6=5 vs TN 4 -&gt; Success</text:p>
      <text:p text:style-name="P11">=&gt; I find shipping manifests—but hear footsteps behind me.</text:p>
      <text:p text:style-name="P12"/>
      <text:p text:style-name="P13">[COMBAT]</text:p>
      <text:p text:style-name="P14">...combat notation here...</text:p>
      <text:p text:style-name="P15">[/COMBAT]</text:p>
      <text:p text:style-name="P16"/>
      <text:p text:style-name="P17">=&gt; With the thugs unconscious, I grab the manifests and run.</text:p>
      <text:p text:style-name="First_20_paragraph">The <text:span text:style-name="Source_Text">[COMBAT]</text:span> / <text:span text:style-name="Source_Text">[/COMBAT]</text:span> delimiters let you visually separate the tactical section from the narrative, find combat encounters when scanning a log, and signal to future-you that denser notation follows.</text:p>
      <text:h text:style-name="Heading_20_4" text:outline-level="4"><text:bookmark-start text:name="analog-format"/>1.3 Analog Format<text:bookmark-end text:name="analog-format"/></text:h>
      <text:p text:style-name="First_20_paragraph">For paper notebooks, use dashed separators:</text:p>
      <text:p text:style-name="P18">--- COMBAT ---</text:p>
      <text:p text:style-name="P19">...combat notation...</text:p>
      <text:p text:style-name="P20">--- END COMBAT ---</text:p>
      <text:p text:style-name="First_20_paragraph">Or skip delimiters entirely—the round markers below already signal combat.</text:p>
      <text:p text:style-name="Text_20_body"><text:span text:style-name="T2">When to skip the block:</text:span> If combat resolves in one or two rolls, core notation handles it without any block structure.</text:p>
      <text:p text:style-name="Horizontal_20_Line"/>
      <text:h text:style-name="Heading_20_2" text:outline-level="2"><text:bookmark-start text:name="round-tracking"/>2. Round Tracking<text:bookmark-end text:name="round-tracking"/></text:h>
      <text:p text:style-name="First_20_paragraph">Discrete combat rounds get <text:span text:style-name="Source_Text">Rd#</text:span> markers. Think of them as mini-scenes within the fight.</text:p>
      <text:p text:style-name="Text_20_body"><text:span text:style-name="T2">Format:</text:span></text:p>
      <text:p text:style-name="P21">Rd1</text:p>
      <text:p text:style-name="P22">...actions...</text:p>
      <text:p text:style-name="P23"/>
      <text:p text:style-name="P24">Rd2</text:p>
      <text:p text:style-name="P25">...actions...</text:p>
      <text:p text:style-name="First_20_paragraph"><text:span text:style-name="T2">Numbering:</text:span> Start at <text:span text:style-name="Source_Text">Rd1</text:span> each combat. Rounds are local to the encounter, not the session.</text:p>
      <text:p text:style-name="Text_20_body"><text:span text:style-name="T2">Example — minimal:</text:span></text:p>
      <text:p text:style-name="P26">Rd1 @ Slash d:17≥12 Hit HP-5 @(Thug) d:9≥15 Miss</text:p>
      <text:p text:style-name="P27">Rd2 @ Finish him d:20≥12 Hit =&gt; [F:Thug|dead]</text:p>
      <text:p text:style-name="First_20_paragraph"><text:span text:style-name="T2">Example — expanded:</text:span></text:p>
      <text:p text:style-name="P28">Rd1</text:p>
      <text:p text:style-name="P29">@ Draw sword and attack Thug A</text:p>
      <text:p text:style-name="P30">d: d20+5=17 vs AC 12 -&gt; Hit</text:p>
      <text:p text:style-name="P31">d: 1d8=5 damage</text:p>
      <text:p text:style-name="P32">=&gt; [F:Thug A|HP-5|HP 1|staggered]</text:p>
      <text:p text:style-name="P33"/>
      <text:p text:style-name="P34">@(Thug A) Wild swing back</text:p>
      <text:p text:style-name="P35">d: d20+3=9 vs AC 15 -&gt; Miss</text:p>
      <text:p text:style-name="P36">=&gt; He's off-balance—I press the advantage.</text:p>
      <text:p text:style-name="P37"/>
      <text:p text:style-name="P38">Rd2</text:p>
      <text:p text:style-name="P39">@ Strike again</text:p>
      <text:p text:style-name="P40">d: d20+5=14 vs AC 12 -&gt; Hit</text:p>
      <text:p text:style-name="P41">d: 1d8=6 damage</text:p>
      <text:p text:style-name="P42">=&gt; [F:Thug A|dead]</text:p>
      <text:p text:style-name="First_20_paragraph"><text:span text:style-name="T2">When to skip round markers:</text:span> If combat is fast (one or two rolls) or your system doesn’t use discrete rounds, log actions sequentially without markers.</text:p>
      <text:p text:style-name="Horizontal_20_Line"/>
      <text:h text:style-name="Heading_20_2" text:outline-level="2"><text:bookmark-start text:name="tracking-combatants"/>3. Tracking Combatants<text:bookmark-end text:name="tracking-combatants"/></text:h>
      <text:p text:style-name="First_20_paragraph">Core Lonelog tracks NPCs with <text:span text:style-name="Source_Text">[N:Name|tags]</text:span>. In combat, you often need tighter tracking—hit points, position, status effects that change every round. The <text:span text:style-name="T2">foe tag</text:span> <text:span text:style-name="Source_Text">[F:Name|stats]</text:span> is a combat-specific variant designed for this.</text:p>
      <text:p text:style-name="Text_20_body"><text:span text:style-name="T2">Format:</text:span></text:p>
      <text:p text:style-name="P43">[F:Name|key stats|position|status]</text:p>
      <text:p text:style-name="First_20_paragraph"><text:span text:style-name="T2">Fields:</text:span></text:p>
      <text:list text:style-name="L1">
        <text:list-item>
          <text:p text:style-name="P44"><text:span text:style-name="Source_Text">Name</text:span> — combatant identifier; use A/B suffixes to distinguish individuals of the same type</text:p>
        </text:list-item>
        <text:list-item>
          <text:p text:style-name="P44"><text:span text:style-name="Source_Text">key stats</text:span> — mechanical values: <text:span text:style-name="Source_Text">HP 6</text:span>, <text:span text:style-name="Source_Text">AC 12</text:span>, <text:span text:style-name="Source_Text">ATK +3</text:span></text:p>
        </text:list-item>
        <text:list-item>
          <text:p text:style-name="P44"><text:span text:style-name="Source_Text">position</text:span> — range or zone: <text:span text:style-name="Source_Text">Close</text:span>, <text:span text:style-name="Source_Text">Medium</text:span>, <text:span text:style-name="Source_Text">Far</text:span>, <text:span text:style-name="Source_Text">Engaged</text:span>, <text:span text:style-name="Source_Text">Zone:Alley</text:span></text:p>
        </text:list-item>
        <text:list-item>
          <text:p text:style-name="P44"><text:span text:style-name="Source_Text">status</text:span> — conditions: <text:span text:style-name="Source_Text">wounded</text:span>, <text:span text:style-name="Source_Text">staggered</text:span>, <text:span text:style-name="Source_Text">dead</text:span>, <text:span text:style-name="Source_Text">fled</text:span></text:p>
        </text:list-item>
      </text:list>
      <text:h text:style-name="Heading_20_4" text:outline-level="4"><text:bookmark-start text:name="individual-foes"/>3.1 Individual Foes<text:bookmark-end text:name="individual-foes"/></text:h>
      <text:p text:style-name="P45">[F:Thug A|HP 6|Close|armed]</text:p>
      <text:p text:style-name="P46">[F:Cultist Leader|HP 12|Far|spellcaster]</text:p>
      <text:p text:style-name="First_20_paragraph">Update foe tags as stats change—either on a new line or inline:</text:p>
      <text:p text:style-name="P47">[F:Thug A|HP 6|Close]</text:p>
      <text:p text:style-name="P48">...Thug A takes 3 damage...</text:p>
      <text:p text:style-name="P49">[F:Thug A|HP 3|Close|wounded]</text:p>
      <text:p text:style-name="P50"/>
      <text:p text:style-name="P51">...or shorthand:</text:p>
      <text:p text:style-name="P52">[F:Thug A|HP-3]</text:p>
      <text:h text:style-name="Heading_20_4" text:outline-level="4"><text:bookmark-start text:name="grouped-foes"/>3.2 Grouped Foes<text:bookmark-end text:name="grouped-foes"/></text:h>
      <text:p text:style-name="First_20_paragraph">When individuals don’t need separate tracking, group them:</text:p>
      <text:p text:style-name="P53">[F:Goblins×4|HP 3 each|Close]</text:p>
      <text:p text:style-name="P54">...one dies...</text:p>
      <text:p text:style-name="P55">[F:Goblins×3|Close]</text:p>
      <text:p text:style-name="First_20_paragraph">Split groups when they diverge in position or status:</text:p>
      <text:p text:style-name="P56">[F:Pirate 1|Close|wounded]</text:p>
      <text:p text:style-name="P57">[F:Pirate 2|Medium|crossbow]</text:p>
      <text:h text:style-name="Heading_20_4" text:outline-level="4"><text:bookmark-start text:name="position-and-movement"/>3.3 Position and Movement<text:bookmark-end text:name="position-and-movement"/></text:h>
      <text:p text:style-name="First_20_paragraph">Track range as a tag attribute. Common range bands:</text:p>
      <text:p text:style-name="P58">[F:Archer|HP 5|Far]</text:p>
      <text:p text:style-name="P59">[F:Thug|HP 6|Close]</text:p>
      <text:p text:style-name="P60">[F:Wolf|HP 4|Engaged] <text:s text:c="4"/>(in melee)</text:p>
      <text:p text:style-name="First_20_paragraph">Show movement with an arrow notation:</text:p>
      <text:p text:style-name="P61">@(Thug A) Rushes in [Far-&gt;Close]</text:p>
      <text:p text:style-name="P62">[F:Thug A|Close]</text:p>
      <text:p text:style-name="First_20_paragraph">For grid or zone-based systems:</text:p>
      <text:p text:style-name="P63">[F:Thug A|HP 6|Zone:Alley]</text:p>
      <text:p text:style-name="P64">[F:Thug B|HP 4|Zone:Rooftop]</text:p>
      <text:p text:style-name="P65">[PC:Alex|Zone:Street]</text:p>
      <text:p text:style-name="First_20_paragraph"><text:span text:style-name="T2">Why </text:span><text:span text:style-name="Source_Text">[F:]</text:span><text:span text:style-name="T2"> instead of </text:span><text:span text:style-name="Source_Text">[N:]</text:span><text:span text:style-name="T2">?</text:span> <text:span text:style-name="Source_Text">[N:]</text:span> is for persistent NPCs who matter to your story. <text:span text:style-name="Source_Text">[F:]</text:span> is for combatants—often disposable, defined by mechanical stats rather than narrative tags. The distinction keeps your NPC index clean. A recurring villain might be <text:span text:style-name="Source_Text">[N:Viktor|ambitious|ruthless]</text:span> in narrative scenes and gain a <text:span text:style-name="Source_Text">[F:Viktor|HP 15|Far|armored]</text:span> when the swords come out.</text:p>
      <text:p text:style-name="Text_20_body"><text:span text:style-name="T2">When to skip foe tags:</text:span> For simple fights (one enemy, no position tracking), <text:span text:style-name="Source_Text">[N:]</text:span> or naming the enemy in prose works fine. Foe tags earn their keep when you need to track multiple combatants with changing stats.</text:p>
      <text:p text:style-name="Horizontal_20_Line"/>
      <text:h text:style-name="Heading_20_2" text:outline-level="2"><text:bookmark-start text:name="actor-actions"/>4. Actor Actions<text:bookmark-end text:name="actor-actions"/></text:h>
      <text:p text:style-name="First_20_paragraph">In normal play, <text:span text:style-name="Source_Text">@</text:span> always means “I, the player character, do something.” In combat, enemies and allies act too. <text:span text:style-name="Source_Text">@</text:span><text:span text:style-name="T2"> stays as the PC action. For other actors, prefix the action with the actor’s name in parentheses.</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C (default)</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Swing at Thug A</text:span></text:p>
          </table:table-cell>
        </table:table-row>
        <table:table-row>
          <table:table-cell table:style-name="TableRowCell" office:value-type="string">
            <text:p text:style-name="Table_20_Contents">Named foe</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Group</text:p>
          </table:table-cell>
          <table:table-cell table:style-name="TableRowCell" office:value-type="string">
            <text:p text:style-name="Table_20_Contents"><text:span text:style-name="Source_Text">@(Group) Action</text:span></text:p>
          </table:table-cell>
          <table:table-cell table:style-name="TableRowCell" office:value-type="string">
            <text:p text:style-name="Table_20_Contents"><text:span text:style-name="Source_Text">@(Goblins) Swarm attack</text:span></text:p>
          </table:table-cell>
        </table:table-row>
        <table:table-row>
          <table:table-cell table:style-name="TableRowCell" office:value-type="string">
            <text:p text:style-name="Table_20_Contents">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rdan) Cover fire</text:span></text:p>
          </table:table-cell>
        </table:table-row>
      </table:table>
      <text:p text:style-name="First_20_paragraph"><text:span text:style-name="T2">Example — minimal:</text:span></text:p>
      <text:p text:style-name="P66">Rd1</text:p>
      <text:p text:style-name="P67">@ Slash d:18≥12 Hit HP-6 =&gt; [F:Thug A|dead]</text:p>
      <text:p text:style-name="P68">@(Thug B) Stab d:14≥15 Miss</text:p>
      <text:p text:style-name="First_20_paragraph"><text:span text:style-name="T2">Example — expanded:</text:span></text:p>
      <text:p text:style-name="P69">Rd1</text:p>
      <text:p text:style-name="P70">@ Draw sword and attack Thug A</text:p>
      <text:p text:style-name="P71">d: d20+5=18 vs AC 12 -&gt; Hit</text:p>
      <text:p text:style-name="P72">d: 1d8=6 damage</text:p>
      <text:p text:style-name="P73">=&gt; [F:Thug A|HP-6|dead]</text:p>
      <text:p text:style-name="P74"/>
      <text:p text:style-name="P75">@(Thug B) Lunges at me with a knife</text:p>
      <text:p text:style-name="P76">d: d20+3=14 vs AC 15 -&gt; Miss</text:p>
      <text:p text:style-name="P77">=&gt; The knife whistles past my ear.</text:p>
      <text:p text:style-name="First_20_paragraph"><text:span text:style-name="T2">Why not a new symbol for foe actions?</text:span> Because <text:span text:style-name="Source_Text">@</text:span> already means “action taken.” The parenthetical prefix identifies who—that’s all the disambiguation needed. Adding a symbol (like <text:span text:style-name="Source_Text">!</text:span> or <text:span text:style-name="Source_Text">&gt;&gt;</text:span>) would break the Lonelog principle of minimal core symbols and add one more thing to remember mid-fight.</text:p>
      <text:p text:style-name="Text_20_body"><text:span text:style-name="T2">Reactions and interrupts:</text:span> Log them where they happen with a parenthetical note:</text:p>
      <text:p text:style-name="P78">@(Alex) Riposte (reaction)</text:p>
      <text:p text:style-name="P79">@ Opportunity attack (interrupt)</text:p>
      <text:p text:style-name="First_20_paragraph"><text:span text:style-name="T2">Shorthand for fast combats:</text:span> When speed matters more than readability, go chronological within each round and let the foe tags provide context:</text:p>
      <text:p text:style-name="P80">Rd1</text:p>
      <text:p text:style-name="P81">[F:Thug A|Close] @(A) Slash -&gt; d:14≥15 Miss</text:p>
      <text:p text:style-name="P82">[PC] @ Riposte -&gt; d:18≥12 Hit =&gt; [F:Thug A|HP-6|dead]</text:p>
      <text:p text:style-name="P83">[F:Thug B|Close] @(B) Stab -&gt; d:11≥15 Miss</text:p>
      <text:p text:style-name="First_20_paragraph"><text:span text:style-name="T2">Roll context:</text:span> When a combatant’s tags or status directly affect the mechanics of a roll, note them inline using roll context (core Lonelog §4.1.9):</text:p>
      <text:p text:style-name="P84">@(Pirate Captain) Presses the attack</text:p>
      <text:p text:style-name="P85">d: d20+6 [against: staggered] = 11 vs AC 14 -&gt; Miss</text:p>
      <text:p text:style-name="P86"/>
      <text:p text:style-name="P87">@ Strike at the weakened Captain</text:p>
      <text:p text:style-name="P88">d: d20+5 [+flanking, +high ground] = 18 vs AC 13 -&gt; Hit</text:p>
      <text:p text:style-name="First_20_paragraph">This is most useful in tag-heavy systems (City of Mist, Fate) where named tags mechanically modify rolls. In traditional d20 systems, the roll line alone is usually sufficient.</text:p>
      <text:p text:style-name="Horizontal_20_Line"/>
      <text:h text:style-name="Heading_20_2" text:outline-level="2"><text:bookmark-start text:name="complex-encounters"/>5. Complex Encounters<text:bookmark-end text:name="complex-encounters"/></text:h>
      <text:p text:style-name="First_20_paragraph">When more than two sides clash, structure matters most.</text:p>
      <text:h text:style-name="Heading_20_4" text:outline-level="4"><text:bookmark-start text:name="encounter-setup"/>5.1 Encounter Setup<text:bookmark-end text:name="encounter-setup"/></text:h>
      <text:p text:style-name="First_20_paragraph">Before Rd1, establish the battlefield with a combat snapshot listing all combatants with initial positions and key stats:</text:p>
      <text:p text:style-name="P89">S9 *Dockside ambush* [COMBAT]</text:p>
      <text:p text:style-name="P90">[PC:Alex|HP 12|Engaged]</text:p>
      <text:p text:style-name="P91">[N:Jordan|ally|HP 8|Close]</text:p>
      <text:p text:style-name="P92">[F:Pirate Captain|HP 10|Close|armed|sword]</text:p>
      <text:p text:style-name="P93">[F:Pirate×2|HP 4 each|Medium|armed|crossbow]</text:p>
      <text:p text:style-name="P94">[F:Dock Rat|HP 2|Engaged|knife]</text:p>
      <text:p text:style-name="First_20_paragraph">This is your combat snapshot—the state of the field when initiative starts.</text:p>
      <text:h text:style-name="Heading_20_4" text:outline-level="4"><text:bookmark-start text:name="round-rosters"/>5.2 Round Rosters<text:bookmark-end text:name="round-rosters"/></text:h>
      <text:p text:style-name="First_20_paragraph">For fights with many combatants and fast-changing stats, open each round with a roster line:</text:p>
      <text:p text:style-name="P95">Rd3 Roster: [PC:Alex|HP 3] [N:Jordan|HP 4] [F:Captain|HP 4] [F:Pirate×1|HP 4]</text:p>
      <text:p text:style-name="First_20_paragraph">This gives you a snapshot at each round without hunting back through the log.</text:p>
      <text:p text:style-name="Text_20_body"><text:span text:style-name="T2">Scaling tips:</text:span></text:p>
      <text:list text:style-name="L2">
        <text:list-item>
          <text:p text:style-name="P96"><text:span text:style-name="T2">Group identical foes.</text:span> <text:span text:style-name="Source_Text">[F:Pirate×2]</text:span> beats tracking Pirate A and Pirate B separately—unless they’re in different positions or have different status.</text:p>
        </text:list-item>
        <text:list-item>
          <text:p text:style-name="P96"><text:span text:style-name="T2">Split groups when needed.</text:span> If one pirate moves and the other doesn’t: <text:span text:style-name="Source_Text">[F:Pirate 1|Close]</text:span> <text:span text:style-name="Source_Text">[F:Pirate 2|Medium]</text:span>.</text:p>
        </text:list-item>
        <text:list-item>
          <text:p text:style-name="P96"><text:span text:style-name="T2">Kill the tags, keep the story.</text:span> Don’t track HP for mooks if one hit kills them. Just note <text:span text:style-name="Source_Text">[F:Rat|dead]</text:span>.</text:p>
        </text:list-item>
        <text:list-item>
          <text:p text:style-name="P96"><text:span text:style-name="T2">Use rosters</text:span> when you have 5+ combatants or stats are changing fast enough that you’d lose track without a summary.</text:p>
        </text:list-item>
      </text:list>
      <text:p text:style-name="Horizontal_20_Line"/>
      <text:h text:style-name="Heading_20_2" text:outline-level="2"><text:bookmark-start text:name="combat-aftermath"/>6. Combat Aftermath<text:bookmark-end text:name="combat-aftermath"/></text:h>
      <text:p text:style-name="First_20_paragraph">When combat ends, bridge back to the narrative with <text:span text:style-name="Source_Text">=&gt;</text:span>, update persistent tags, and open any new threads:</text:p>
      <text:p text:style-name="P97">[/COMBAT]</text:p>
      <text:p text:style-name="P98">=&gt; Two pirates dead, the captain fled into the fog. Jordan is wounded.</text:p>
      <text:p text:style-name="P99">[N:Jordan|wounded|HP 4]</text:p>
      <text:p text:style-name="P100">[Thread:Pirate Captain's Revenge|Open]</text:p>
      <text:p text:style-name="P101">[PC:Alex|HP 5|Stress+1]</text:p>
      <text:p text:style-name="First_20_paragraph">This reconnects the mechanical combat to your ongoing story.</text:p>
      <text:p text:style-name="Text_20_body"><text:span text:style-name="T2">Loot and rewards:</text:span></text:p>
      <text:p text:style-name="P102">=&gt; I search the bodies.</text:p>
      <text:p text:style-name="P103">tbl: d100=67 -&gt; "Captain's sea chart"</text:p>
      <text:p text:style-name="P104">=&gt; A map showing a hidden cove. [E:PirateCove 1/4]</text:p>
      <text:p text:style-name="P105">[PC:Alex|Gear+Sea Chart]</text:p>
      <text:p text:style-name="Horizontal_20_Line"/>
      <text:h text:style-name="Heading_20_2" text:outline-level="2"><text:bookmark-start text:name="putting-it-all-together"/>7. Putting It All Together<text:bookmark-end text:name="putting-it-all-together"/></text:h>
      <text:p text:style-name="First_20_paragraph">Here’s the same encounter at three levels of detail—find your comfort zone.</text:p>
      <text:h text:style-name="Heading_20_4" text:outline-level="4"><text:bookmark-start text:name="ultra-compact"/>Ultra-compact<text:bookmark-end text:name="ultra-compact"/></text:h>
      <text:p text:style-name="P106">S9 *Dock ambush* [COMBAT]</text:p>
      <text:p text:style-name="P107">[PC:HP 12] [F:Captain|HP 10] [F:Pirate×2|HP 4] [F:Rat|HP 2]</text:p>
      <text:p text:style-name="P108">Rd1 @Rat d:17≥10 Hit =&gt;dead @(Cap) d:19≥14 Hit HP-7 @(Pir×2) d:15,9 vs11 1Hit [N:Jordan HP-4]</text:p>
      <text:p text:style-name="P109">Rd2 @Cap d:20≥13 Hit =&gt;HP-6 @(Pir) d:8≥14 Miss @(Jordan) d:16≥11 Hit =&gt;Pir dead</text:p>
      <text:p text:style-name="P110">Rd3 @Cap d:15≥13 Hit =&gt;Cap HP-4, flees</text:p>
      <text:p text:style-name="P111">[/COMBAT] =&gt;Captain escapes</text:p>
      <text:h text:style-name="Heading_20_4" text:outline-level="4"><text:bookmark-start text:name="standard"/>Standard<text:bookmark-end text:name="standard"/></text:h>
      <text:p text:style-name="P112">S9 *Dockside ambush* [COMBAT]</text:p>
      <text:p text:style-name="P113">[PC:Alex|HP 12] [N:Jordan|ally|HP 8]</text:p>
      <text:p text:style-name="P114">[F:Pirate Captain|HP 10|Close] [F:Pirate×2|HP 4|Medium] [F:Dock Rat|HP 2|Engaged]</text:p>
      <text:p text:style-name="P115"/>
      <text:p text:style-name="P116">Rd1</text:p>
      <text:p text:style-name="P117">@ Slash at Dock Rat</text:p>
      <text:p text:style-name="P118">d: d20+4=17 vs AC 10 -&gt; Hit =&gt; [F:Dock Rat|dead]</text:p>
      <text:p text:style-name="P119"/>
      <text:p text:style-name="P120">@(Captain) Charges, swings cutlass [Close-&gt;Engaged]</text:p>
      <text:p text:style-name="P121">d: d20+6=19 vs AC 14 -&gt; Hit, 7 dmg =&gt; [PC:Alex|HP 5]</text:p>
      <text:p text:style-name="P122"/>
      <text:p text:style-name="P123">@(Jordan) Crossbow at Captain</text:p>
      <text:p text:style-name="P124">d: d20+3=12 vs AC 13 -&gt; Miss</text:p>
      <text:p text:style-name="P125"/>
      <text:p text:style-name="P126">@(Pirate×2) Crossbows at Jordan</text:p>
      <text:p text:style-name="P127">d: d20+2=15,9 vs AC 11 -&gt; 1 Hit, 4 dmg =&gt; [N:Jordan|HP 4]</text:p>
      <text:p text:style-name="P128"/>
      <text:p text:style-name="P129">Rd2</text:p>
      <text:p text:style-name="P130">@ Power attack on Captain</text:p>
      <text:p text:style-name="P131">d: d20+4=20 vs AC 13 -&gt; Hit, 8 dmg =&gt; [F:Captain|HP 2|wounded]</text:p>
      <text:p text:style-name="P132"/>
      <text:p text:style-name="P133">@(Captain) Desperate slash</text:p>
      <text:p text:style-name="P134">d: d20+6=11 vs AC 14 -&gt; Miss</text:p>
      <text:p text:style-name="P135"/>
      <text:p text:style-name="P136">@(Jordan) Second shot at remaining Pirate</text:p>
      <text:p text:style-name="P137">d: d20+3=16 vs AC 11 -&gt; Hit =&gt; [F:Pirate×1|dead]</text:p>
      <text:p text:style-name="P138"/>
      <text:p text:style-name="P139">@(Pirate) Drops crossbow, flees =&gt; [F:Pirate×1|fled]</text:p>
      <text:p text:style-name="P140"/>
      <text:p text:style-name="P141">Rd3</text:p>
      <text:p text:style-name="P142">@ Chase the Captain</text:p>
      <text:p text:style-name="P143">d: Athletics d6=3 vs TN 5 -&gt; Fail</text:p>
      <text:p text:style-name="P144">=&gt; He leaps off the dock into a rowboat and vanishes into the fog.</text:p>
      <text:p text:style-name="P145"/>
      <text:p text:style-name="P146">[/COMBAT]</text:p>
      <text:p text:style-name="P147">=&gt; Two pirates dead, one fled, Captain escaped by sea.</text:p>
      <text:p text:style-name="P148">[N:Jordan|wounded] [PC:Alex|HP 5|Stress+1]</text:p>
      <text:p text:style-name="P149">[Thread:Pirate Captain's Revenge|Open]</text:p>
      <text:h text:style-name="Heading_20_4" text:outline-level="4"><text:bookmark-start text:name="narrative-rich"/>Narrative-rich<text:bookmark-end text:name="narrative-rich"/></text:h>
      <text:p text:style-name="P150">S9 *Dockside, fog rolling in off the harbor*</text:p>
      <text:p text:style-name="P151"/>
      <text:p text:style-name="P152">The crates provide cover, but not for long. A rat-faced man with a</text:p>
      <text:p text:style-name="P153">knife lunges from behind a barrel. Behind him, the Pirate Captain</text:p>
      <text:p text:style-name="P154">draws his cutlass with a grin. Two crossbowmen take position on the</text:p>
      <text:p text:style-name="P155">cargo stack.</text:p>
      <text:p text:style-name="P156"/>
      <text:p text:style-name="P157">[COMBAT]</text:p>
      <text:p text:style-name="P158">[PC:Alex|HP 12|Engaged] [N:Jordan|ally|HP 8|Close]</text:p>
      <text:p text:style-name="P159">[F:Pirate Captain|HP 10|Close|cutlass]</text:p>
      <text:p text:style-name="P160">[F:Pirate×2|HP 4 each|Medium|crossbow]</text:p>
      <text:p text:style-name="P161">[F:Dock Rat|HP 2|Engaged|knife]</text:p>
      <text:p text:style-name="P162"/>
      <text:p text:style-name="P163">Rd1</text:p>
      <text:p text:style-name="P164">@ Sidestep the Dock Rat and slash</text:p>
      <text:p text:style-name="P165">d: d20+4=17 vs AC 10 -&gt; Hit, 1d8=5</text:p>
      <text:p text:style-name="P166">=&gt; The rat-faced man crumples. [F:Dock Rat|dead]</text:p>
      <text:p text:style-name="P167"/>
      <text:p text:style-name="P168">But I've left my flank open.</text:p>
      <text:p text:style-name="P169"/>
      <text:p text:style-name="P170">@(Pirate Captain) Charges across the dock, cutlass high [Close-&gt;Engaged]</text:p>
      <text:p text:style-name="P171">d: d20+6=19 vs AC 14 -&gt; Hit, 1d8+2=7</text:p>
      <text:p text:style-name="P172">=&gt; His blade bites deep across my ribs. I stagger back. [PC:Alex|HP 5|wounded]</text:p>
      <text:p text:style-name="P173"/>
      <text:p text:style-name="P174">PC: "Jordan—the crossbows!"</text:p>
      <text:p text:style-name="P175"/>
      <text:p text:style-name="P176">@(Jordan) Snaps off a shot at the Captain</text:p>
      <text:p text:style-name="P177">d: d20+3=12 vs AC 13 -&gt; Miss</text:p>
      <text:p text:style-name="P178">=&gt; The bolt sparks off a mooring chain.</text:p>
      <text:p text:style-name="P179"/>
      <text:p text:style-name="P180">@(Pirate×2) Fire at Jordan from the cargo stack</text:p>
      <text:p text:style-name="P181">d: d20+2=15, d20+2=9 vs AC 11 -&gt; 1 Hit, 1 Miss</text:p>
      <text:p text:style-name="P182">d: 1d6=4</text:p>
      <text:p text:style-name="P183">=&gt; A bolt punches through Jordan's shoulder. [N:Jordan|HP 4|wounded]</text:p>
      <text:p text:style-name="P184"/>
      <text:p text:style-name="P185">N (Jordan): "I'm hit—still in it!"</text:p>
      <text:p text:style-name="P186"/>
      <text:p text:style-name="P187">Rd2</text:p>
      <text:p text:style-name="P188">The Captain is close, bleeding confidence. I press the advantage.</text:p>
      <text:p text:style-name="P189"/>
      <text:p text:style-name="P190">@ Power attack on Captain</text:p>
      <text:p text:style-name="P191">d: d20+4=20 vs AC 13 -&gt; Critical Hit, 1d8×2=8</text:p>
      <text:p text:style-name="P192">=&gt; My sword catches him across the chest. He stumbles. [F:Captain|HP 2|staggered]</text:p>
      <text:p text:style-name="P193"/>
      <text:p text:style-name="P194">@(Captain) Wild swing in desperation</text:p>
      <text:p text:style-name="P195">d: d20+6=11 vs AC 14 -&gt; Miss</text:p>
      <text:p text:style-name="P196">=&gt; His cutlass sweeps wide—I duck under it.</text:p>
      <text:p text:style-name="P197"/>
      <text:p text:style-name="P198">@(Jordan) Pivots and fires at the crossbowmen</text:p>
      <text:p text:style-name="P199">d: d20+3=16 vs AC 11 -&gt; Hit, 1d6=5</text:p>
      <text:p text:style-name="P200">=&gt; One pirate tumbles off the cargo stack. [F:Pirate×1|dead]</text:p>
      <text:p text:style-name="P201"/>
      <text:p text:style-name="P202">The surviving pirate drops his crossbow and bolts into the fog.</text:p>
      <text:p text:style-name="P203">[F:Pirate×1|fled]</text:p>
      <text:p text:style-name="P204"/>
      <text:p text:style-name="P205">Rd3</text:p>
      <text:p text:style-name="P206">@ Chase the Captain before he escapes</text:p>
      <text:p text:style-name="P207">d: Athletics d6=3 vs TN 5 -&gt; Fail</text:p>
      <text:p text:style-name="P208">=&gt; He's too fast—vaults the dock railing and drops into a hidden</text:p>
      <text:p text:style-name="P209">rowboat. The fog swallows him in seconds.</text:p>
      <text:p text:style-name="P210"/>
      <text:p text:style-name="P211">[/COMBAT]</text:p>
      <text:p text:style-name="P212"/>
      <text:p text:style-name="P213">I press a hand to my ribs, breathing hard. Jordan limps over,</text:p>
      <text:p text:style-name="P214">shoulder dark with blood. The dock is quiet except for lapping water</text:p>
      <text:p text:style-name="P215">and the creak of ropes.</text:p>
      <text:p text:style-name="P216"/>
      <text:p text:style-name="P217">PC (Alex): "He'll be back."</text:p>
      <text:p text:style-name="P218">N (Jordan): "Then we'd better be ready."</text:p>
      <text:p text:style-name="P219"/>
      <text:p text:style-name="P220">=&gt; Two pirates dead, one fled, Captain escaped by sea.</text:p>
      <text:p text:style-name="P221">[N:Jordan|wounded|HP 4] [PC:Alex|HP 5|Stress+1]</text:p>
      <text:p text:style-name="P222">[Thread:Pirate Captain's Revenge|Open]</text:p>
      <text:p text:style-name="Horizontal_20_Line"/>
      <text:h text:style-name="Heading_20_2" text:outline-level="2"><text:bookmark-start text:name="cross-add-on-interactions"/>Cross-Add-on Interactions<text:bookmark-end text:name="cross-add-on-interaction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ituation</text:p>
            </table:table-cell>
            <table:table-cell table:style-name="TableHeaderRowCell" office:value-type="string">
              <text:p text:style-name="Table_20_Heading">Add-on(s) Used</text:p>
            </table:table-cell>
            <table:table-cell table:style-name="TableHeaderRowCell" office:value-type="string">
              <text:p text:style-name="Table_20_Heading">Key Tags/Blocks</text:p>
            </table:table-cell>
          </table:table-row>
        </table:table-header-rows>
        <table:table-row>
          <table:table-cell table:style-name="TableRowCell" office:value-type="string">
            <text:p text:style-name="Table_20_Contents">Tracking consumables used during combat</text:p>
          </table:table-cell>
          <table:table-cell table:style-name="TableRowCell" office:value-type="string">
            <text:p text:style-name="Table_20_Contents">Combat + Resource Tracking</text:p>
          </table:table-cell>
          <table:table-cell table:style-name="TableRowCell" office:value-type="string">
            <text:p text:style-name="Table_20_Contents"><text:span text:style-name="Source_Text">[F:]</text:span>, <text:span text:style-name="Source_Text">[Inv:Name\|#]</text:span></text:p>
          </table:table-cell>
        </table:table-row>
        <table:table-row>
          <table:table-cell table:style-name="TableRowCell" office:value-type="string">
            <text:p text:style-name="Table_20_Contents">Combat in an explored dungeon room</text:p>
          </table:table-cell>
          <table:table-cell table:style-name="TableRowCell" office:value-type="string">
            <text:p text:style-name="Table_20_Contents">Combat + Dungeon Crawling</text:p>
          </table:table-cell>
          <table:table-cell table:style-name="TableRowCell" office:value-type="string">
            <text:p text:style-name="Table_20_Contents"><text:span text:style-name="Source_Text">[COMBAT]</text:span>, <text:span text:style-name="Source_Text">[R:Room\|state]</text:span></text:p>
          </table:table-cell>
        </table:table-row>
      </table:table>
      <text:p text:style-name="First_20_paragraph"><text:span text:style-name="T2">Combined example — Combat + Resource Tracking:</text:span></text:p>
      <text:p text:style-name="P223">S7 *Guard room* [COMBAT]</text:p>
      <text:p text:style-name="P224">[PC:Alex|HP 10|Engaged] [Inv:Health Potion|2]</text:p>
      <text:p text:style-name="P225">[F:Guard×2|HP 5 each|Close|armed]</text:p>
      <text:p text:style-name="P226"/>
      <text:p text:style-name="P227">Rd1</text:p>
      <text:p text:style-name="P228">@ Strike Guard 1</text:p>
      <text:p text:style-name="P229">d: d20+4=19 vs AC 12 -&gt; Hit, 1d8=7</text:p>
      <text:p text:style-name="P230">=&gt; [F:Guard 1|dead]</text:p>
      <text:p text:style-name="P231"/>
      <text:p text:style-name="P232">@(Guard 2) Counterattack</text:p>
      <text:p text:style-name="P233">d: d20+3=16 vs AC 14 -&gt; Hit, 1d6=4</text:p>
      <text:p text:style-name="P234">=&gt; [PC:Alex|HP-4|HP 6]</text:p>
      <text:p text:style-name="P235"/>
      <text:p text:style-name="P236">Rd2</text:p>
      <text:p text:style-name="P237">@ Drink healing potion (action)</text:p>
      <text:p text:style-name="P238">=&gt; [PC:Alex|HP+4|HP 10] [Inv:Health Potion|1]</text:p>
      <text:p text:style-name="P239"/>
      <text:p text:style-name="P240">@(Guard 2) Retreats and raises alarm</text:p>
      <text:p text:style-name="P241">=&gt; [F:Guard 2|fled]</text:p>
      <text:p text:style-name="P242"/>
      <text:p text:style-name="P243">[/COMBAT]</text:p>
      <text:p text:style-name="P244">=&gt; Guard room clear, one potion used, alarm raised.</text:p>
      <text:p text:style-name="P245">[Thread:Alarm Raised|Open]</text:p>
      <text:p text:style-name="Horizontal_20_Line"/>
      <text:h text:style-name="Heading_20_2" text:outline-level="2"><text:bookmark-start text:name="system-adaptations"/>System Adaptations<text:bookmark-end text:name="system-adaptations"/></text:h>
      <text:h text:style-name="Heading_20_3" text:outline-level="3"><text:bookmark-start text:name="dd-5e-osr-systems"/>D&amp;D 5e / OSR Systems<text:bookmark-end text:name="dd-5e-osr-systems"/></text:h>
      <text:p text:style-name="First_20_paragraph">These systems use AC, d20 attack rolls, and explicit damage dice—the combat add-on maps naturally. Use the <text:span text:style-name="Source_Text">vs AC #</text:span> convention in <text:span text:style-name="Source_Text">d:</text:span> lines and include damage on the same line or the next.</text:p>
      <text:p text:style-name="P246">[F:Skeleton|HP 13|AC 13|Close]</text:p>
      <text:p text:style-name="P247"/>
      <text:p text:style-name="P248">Rd1</text:p>
      <text:p text:style-name="P249">@ Attack with shortsword</text:p>
      <text:p text:style-name="P250">d: d20+4=17 vs AC 13 -&gt; Hit</text:p>
      <text:p text:style-name="P251">d: 1d6+2=7 damage</text:p>
      <text:p text:style-name="P252">=&gt; [F:Skeleton|HP-7|HP 6|damaged]</text:p>
      <text:p text:style-name="P253"/>
      <text:p text:style-name="P254">@(Skeleton) Claw swipe</text:p>
      <text:p text:style-name="P255">d: d20+4=11 vs AC 15 -&gt; Miss</text:p>
      <text:h text:style-name="Heading_20_3" text:outline-level="3"><text:bookmark-start text:name="ironsworn-starforged"/>Ironsworn / Starforged<text:bookmark-end text:name="ironsworn-starforged"/></text:h>
      <text:p text:style-name="First_20_paragraph">These systems use move-based resolution without traditional initiative. Round markers are optional—each move generates its own outcome. Focus on move names as action labels and use foe tags for tracking enemy harm and threat state.</text:p>
      <text:p text:style-name="P256">[COMBAT]</text:p>
      <text:p text:style-name="P257">[F:Broken|Threat 3|Engaged]</text:p>
      <text:p text:style-name="P258"/>
      <text:p text:style-name="P259">@ Strike</text:p>
      <text:p text:style-name="P260">d: d6+3=8 vs d10=5, d10=3 -&gt; Strong Hit</text:p>
      <text:p text:style-name="P261">=&gt; +1 momentum. [F:Broken|Threat-2|Threat 1|staggered]</text:p>
      <text:p text:style-name="P262"/>
      <text:p text:style-name="P263">@(Broken) Counters</text:p>
      <text:p text:style-name="P264">d: d10=7 -&gt; Endure Harm</text:p>
      <text:p text:style-name="P265">d: d6+2=6 vs d10=8, d10=4 -&gt; Weak Hit</text:p>
      <text:p text:style-name="P266">=&gt; -1 health, press on.</text:p>
      <text:p text:style-name="P267">[PC:Alex|health-1]</text:p>
      <text:p text:style-name="P268"/>
      <text:p text:style-name="P269">[/COMBAT]</text:p>
      <text:h text:style-name="Heading_20_3" text:outline-level="3"><text:bookmark-start text:name="powered-by-the-apocalypse-pbta"/>Powered by the Apocalypse (PbtA)<text:bookmark-end text:name="powered-by-the-apocalypse-pbta"/></text:h>
      <text:p text:style-name="First_20_paragraph">PbtA games rarely use discrete rounds—moves resolve fiction, not turns. Use <text:span text:style-name="Source_Text">[COMBAT]</text:span> only for extended conflicts where tracking harm or threat levels adds value. Log moves with their names and results as normal.</text:p>
      <text:p text:style-name="P270">[COMBAT]</text:p>
      <text:p text:style-name="P271">[F:Gang×6|Threat 3|Close]</text:p>
      <text:p text:style-name="P272"/>
      <text:p text:style-name="P273">@ Seize by Force — throw myself into them</text:p>
      <text:p text:style-name="P274">d: 2d6+2=9 -&gt; 7–9 Weak Hit</text:p>
      <text:p text:style-name="P275">=&gt; I take definite harm: choose one of their tags.</text:p>
      <text:p text:style-name="P276">[PC:Alex|harm-1] [F:Gang×6|Threat-1|Threat 2]</text:p>
      <text:p text:style-name="P277"/>
      <text:p text:style-name="P278">[/COMBAT]</text:p>
      <text:p text:style-name="Horizontal_20_Line"/>
      <text:h text:style-name="Heading_20_2" text:outline-level="2"><text:bookmark-start text:name="best-practices"/>Best Practices<text:bookmark-end text:name="best-practices"/></text:h>
      <text:p text:style-name="First_20_paragraph"><text:span text:style-name="T2">Do: Scale notation to encounter complexity</text:span></text:p>
      <text:p text:style-name="P279">✔ Simple fight:</text:p>
      <text:p text:style-name="P280">@ Slash at the guard</text:p>
      <text:p text:style-name="P281">d: d20+4=15 vs AC 12 -&gt; Hit, 1d8=5</text:p>
      <text:p text:style-name="P282">=&gt; He drops. Clear.</text:p>
      <text:p text:style-name="P283"/>
      <text:p text:style-name="P284">✔ Complex fight:</text:p>
      <text:p text:style-name="P285">S5 *Warehouse ambush* [COMBAT]</text:p>
      <text:p text:style-name="P286">[F:Captain|HP 10|Close] [F:Guard×2|HP 4 each|Medium]</text:p>
      <text:p text:style-name="P287">Rd1</text:p>
      <text:p text:style-name="P288">@ Charge at Captain...</text:p>
      <text:p text:style-name="First_20_paragraph"><text:span text:style-name="T2">Don’t: Over-engineer simple encounters</text:span></text:p>
      <text:p text:style-name="P289">✗ [COMBAT]</text:p>
      <text:p text:style-name="P290"><text:s text:c="2"/>Rd1 Roster: [PC:Alex|HP 10] [F:Guard|HP 4|Close|armed|alert]</text:p>
      <text:p text:style-name="P291"><text:s text:c="2"/>@ Attack Guard</text:p>
      <text:p text:style-name="P292"><text:s text:c="2"/>d: d20+4=15 vs AC 10 -&gt; Hit</text:p>
      <text:p text:style-name="P293"><text:s text:c="2"/>=&gt; [F:Guard|HP-6|dead]</text:p>
      <text:p text:style-name="P294"><text:s text:c="2"/>[/COMBAT]</text:p>
      <text:p text:style-name="P295"/>
      <text:p text:style-name="P296">✔ @ Cut down the lone guard before he can shout.</text:p>
      <text:p text:style-name="P297"><text:s text:c="2"/>d: d20+4=15 -&gt; Hit, 6 dmg. Dead.</text:p>
      <text:p text:style-name="First_20_paragraph"><text:span text:style-name="T2">Do: Use </text:span><text:span text:style-name="Source_Text">@(Name)</text:span><text:span text:style-name="T2"> for all non-PC actors</text:span></text:p>
      <text:p text:style-name="P298">✔ @(Thug B) Flanks me</text:p>
      <text:p text:style-name="P299"><text:s text:c="2"/>d: d20+3=17 vs AC 15 -&gt; Hit, 1d6=4</text:p>
      <text:p text:style-name="P300"><text:s text:c="2"/>=&gt; [PC:Alex|HP-4]</text:p>
      <text:p text:style-name="P301"/>
      <text:p text:style-name="P302">✔ @(Jordan) Returns fire</text:p>
      <text:p text:style-name="P303"><text:s text:c="2"/>d: d20+3=14 vs AC 11 -&gt; Hit</text:p>
      <text:p text:style-name="P304"><text:s text:c="2"/>=&gt; [F:Pirate 1|dead]</text:p>
      <text:p text:style-name="First_20_paragraph"><text:span text:style-name="T2">Don’t: Invent new symbols for enemy actions</text:span></text:p>
      <text:p text:style-name="P305">✗ ! Thug attacks: d20+3=17 -&gt; Hit =&gt; PC HP-4</text:p>
      <text:p text:style-name="P306">✗ &gt;&gt; Guard lunges: d20+2=12 -&gt; Miss</text:p>
      <text:p text:style-name="P307"/>
      <text:p text:style-name="P308">✔ @(Thug) Attacks</text:p>
      <text:p text:style-name="P309"><text:s text:c="2"/>d: d20+3=17 -&gt; Hit =&gt; [PC:Alex|HP-4]</text:p>
      <text:p text:style-name="First_20_paragraph"><text:span text:style-name="T2">Do: Update foe tags as stats change mid-encounter</text:span></text:p>
      <text:p text:style-name="P310">✔ [F:Captain|HP 10|Close]</text:p>
      <text:p text:style-name="P311"><text:s text:c="2"/>...after 7 damage...</text:p>
      <text:p text:style-name="P312"><text:s text:c="2"/>[F:Captain|HP 3|staggered]</text:p>
      <text:p text:style-name="First_20_paragraph"><text:span text:style-name="T2">Don’t: Reconstruct state retroactively</text:span></text:p>
      <text:p text:style-name="P313">✗ (Five rounds with no intermediate updates)</text:p>
      <text:p text:style-name="P314"><text:s text:c="2"/>=&gt; Captain is at HP 3 somehow.</text:p>
      <text:p text:style-name="P315"/>
      <text:p text:style-name="P316">✔ Track changes in-round: [F:Captain|HP-7|HP 3|staggered]</text:p>
      <text:p text:style-name="First_20_paragraph"><text:span text:style-name="T2">Do: Write aftermath as narrative, not just tags</text:span></text:p>
      <text:p text:style-name="P317">✔ [/COMBAT]</text:p>
      <text:p text:style-name="P318"><text:s text:c="2"/>=&gt; Two pirates dead, one fled, the captain escaped by sea.</text:p>
      <text:p text:style-name="P319"><text:s text:c="2"/>Jordan is wounded but walking. I have questions about that ship.</text:p>
      <text:p text:style-name="P320"><text:s text:c="2"/>[N:Jordan|wounded|HP 4] [Thread:Pirate Captain's Revenge|Open]</text:p>
      <text:p text:style-name="First_20_paragraph"><text:span text:style-name="T2">Don’t: End combat with only tag updates</text:span></text:p>
      <text:p text:style-name="P321">✗ [/COMBAT]</text:p>
      <text:p text:style-name="P322"><text:s text:c="2"/>[N:Jordan|wounded|HP 4]</text:p>
      <text:p text:style-name="P323"><text:s text:c="2"/>[PC:Alex|HP 5]</text:p>
      <text:p text:style-name="Horizontal_20_Line"/>
      <text:h text:style-name="Heading_20_2" text:outline-level="2"><text:bookmark-start text:name="quick-reference"/>Quick Reference<text:bookmark-end text:name="quick-reference"/></text:h>
      <text:h text:style-name="Heading_20_3" text:outline-level="3"><text:bookmark-start text:name="new-tags"/>New Tags<text:bookmark-end text:name="new-tag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ag</text:p>
            </table:table-cell>
            <table:table-cell table:style-name="TableHeaderRowCell" office:value-type="string">
              <text:p text:style-name="Table_20_Heading">Purpose</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individual combatant state</text:p>
          </table:table-cell>
          <table:table-cell table:style-name="TableRowCell" office:value-type="string">
            <text:p text:style-name="Table_20_Contents"><text:span text:style-name="Source_Text">[F:Thug A\|HP 6\|Close\|armed]</text:span></text:p>
          </table:table-cell>
        </table:table-row>
        <table:table-row>
          <table:table-cell table:style-name="TableRowCell" office:value-type="string">
            <text:p text:style-name="Table_20_Contents"><text:span text:style-name="Source_Text">[F:Name×#\|stats]</text:span></text:p>
          </table:table-cell>
          <table:table-cell table:style-name="TableRowCell" office:value-type="string">
            <text:p text:style-name="Table_20_Contents">Track a group of identical combatants</text:p>
          </table:table-cell>
          <table:table-cell table:style-name="TableRowCell" office:value-type="string">
            <text:p text:style-name="Table_20_Contents"><text:span text:style-name="Source_Text">[F:Goblin×3\|HP 3 each\|Close]</text:span></text:p>
          </table:table-cell>
        </table:table-row>
        <table:table-row>
          <table:table-cell table:style-name="TableRowCell" office:value-type="string">
            <text:p text:style-name="Table_20_Contents"><text:span text:style-name="Source_Text">[F:Name\|HP-#]</text:span></text:p>
          </table:table-cell>
          <table:table-cell table:style-name="TableRowCell" office:value-type="string">
            <text:p text:style-name="Table_20_Contents">Inline damage shorthand</text:p>
          </table:table-cell>
          <table:table-cell table:style-name="TableRowCell" office:value-type="string">
            <text:p text:style-name="Table_20_Contents"><text:span text:style-name="Source_Text">[F:Thug A\|HP-3]</text:span></text:p>
          </table:table-cell>
        </table:table-row>
        <table:table-row>
          <table:table-cell table:style-name="TableRowCell" office:value-type="string">
            <text:p text:style-name="Table_20_Contents"><text:span text:style-name="Source_Text">[F:Name\|dead]</text:span></text:p>
          </table:table-cell>
          <table:table-cell table:style-name="TableRowCell" office:value-type="string">
            <text:p text:style-name="Table_20_Contents">Mark a combatant as eliminated</text:p>
          </table:table-cell>
          <table:table-cell table:style-name="TableRowCell" office:value-type="string">
            <text:p text:style-name="Table_20_Contents"><text:span text:style-name="Source_Text">[F:Thug A\|dead]</text:span></text:p>
          </table:table-cell>
        </table:table-row>
        <table:table-row>
          <table:table-cell table:style-name="TableRowCell" office:value-type="string">
            <text:p text:style-name="Table_20_Contents"><text:span text:style-name="Source_Text">[F:Name\|fled]</text:span></text:p>
          </table:table-cell>
          <table:table-cell table:style-name="TableRowCell" office:value-type="string">
            <text:p text:style-name="Table_20_Contents">Mark a combatant as escaped</text:p>
          </table:table-cell>
          <table:table-cell table:style-name="TableRowCell" office:value-type="string">
            <text:p text:style-name="Table_20_Contents"><text:span text:style-name="Source_Text">[F:Captain\|fled]</text:span></text:p>
          </table:table-cell>
        </table:table-row>
      </table:table>
      <text:h text:style-name="Heading_20_3" text:outline-level="3"><text:bookmark-start text:name="structural-blocks"/>Structural Blocks<text:bookmark-end text:name="structural-block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Block</text:p>
            </table:table-cell>
            <table:table-cell table:style-name="TableHeaderRowCell" office:value-type="string">
              <text:p text:style-name="Table_20_Heading">Opens When</text:p>
            </table:table-cell>
            <table:table-cell table:style-name="TableHeaderRowCell" office:value-type="string">
              <text:p text:style-name="Table_20_Heading">Closes When</text:p>
            </table:table-cell>
          </table:table-row>
        </table:table-header-rows>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Initiative is declared or combat begins</text:p>
          </table:table-cell>
          <table:table-cell table:style-name="TableRowCell" office:value-type="string">
            <text:p text:style-name="Table_20_Contents">All combatants are resolved or combat ends</text:p>
          </table:table-cell>
        </table:table-row>
        <table:table-row>
          <table:table-cell table:style-name="TableRowCell" office:value-type="string">
            <text:p text:style-name="Table_20_Contents"><text:span text:style-name="Source_Text">[/COMBAT]</text:span></text:p>
          </table:table-cell>
          <table:table-cell table:style-name="TableRowCell" office:value-type="string">
            <text:p text:style-name="Table_20_Contents">—</text:p>
          </table:table-cell>
          <table:table-cell table:style-name="TableRowCell" office:value-type="string">
            <text:p text:style-name="Table_20_Contents">Closes the open <text:span text:style-name="Source_Text">[COMBAT]</text:span> block</text:p>
          </table:table-cell>
        </table:table-row>
      </table:table>
      <text:h text:style-name="Heading_20_3" text:outline-level="3"><text:bookmark-start text:name="conventions"/>Conventions<text:bookmark-end text:name="convention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nvention</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Round marker</text:p>
          </table:table-cell>
          <table:table-cell table:style-name="TableRowCell" office:value-type="string">
            <text:p text:style-name="Table_20_Contents"><text:span text:style-name="Source_Text">Rd#</text:span></text:p>
          </table:table-cell>
          <table:table-cell table:style-name="TableRowCell" office:value-type="string">
            <text:p text:style-name="Table_20_Contents"><text:span text:style-name="Source_Text">Rd1</text:span>, <text:span text:style-name="Source_Text">Rd2</text:span>, <text:span text:style-name="Source_Text">Rd3</text:span></text:p>
          </table:table-cell>
        </table:table-row>
        <table:table-row>
          <table:table-cell table:style-name="TableRowCell" office:value-type="string">
            <text:p text:style-name="Table_20_Contents">Actor prefix</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Thug A) Slash at PC</text:span></text:p>
          </table:table-cell>
        </table:table-row>
        <table:table-row>
          <table:table-cell table:style-name="TableRowCell" office:value-type="string">
            <text:p text:style-name="Table_20_Contents">Movement</text:p>
          </table:table-cell>
          <table:table-cell table:style-name="TableRowCell" office:value-type="string">
            <text:p text:style-name="Table_20_Contents"><text:span text:style-name="Source_Text">[Range-&gt;Range]</text:span></text:p>
          </table:table-cell>
          <table:table-cell table:style-name="TableRowCell" office:value-type="string">
            <text:p text:style-name="Table_20_Contents"><text:span text:style-name="Source_Text">[Far-&gt;Close]</text:span></text:p>
          </table:table-cell>
        </table:table-row>
        <table:table-row>
          <table:table-cell table:style-name="TableRowCell" office:value-type="string">
            <text:p text:style-name="Table_20_Contents">Round roster</text:p>
          </table:table-cell>
          <table:table-cell table:style-name="TableRowCell" office:value-type="string">
            <text:p text:style-name="Table_20_Contents"><text:span text:style-name="Source_Text">Rd# Roster: [tags]</text:span></text:p>
          </table:table-cell>
          <table:table-cell table:style-name="TableRowCell" office:value-type="string">
            <text:p text:style-name="Table_20_Contents"><text:span text:style-name="Source_Text">Rd3 Roster: [PC:HP 3] [F:Boss\|HP 4]</text:span></text:p>
          </table:table-cell>
        </table:table-row>
        <table:table-row>
          <table:table-cell table:style-name="TableRowCell" office:value-type="string">
            <text:p text:style-name="Table_20_Contents">Initiative note</text:p>
          </table:table-cell>
          <table:table-cell table:style-name="TableRowCell" office:value-type="string">
            <text:p text:style-name="Table_20_Contents"><text:span text:style-name="Source_Text">Rd1 (Init: Name #, …)</text:span></text:p>
          </table:table-cell>
          <table:table-cell table:style-name="TableRowCell" office:value-type="string">
            <text:p text:style-name="Table_20_Contents"><text:span text:style-name="Source_Text">Rd1 (Init: Captain 18, Alex 15)</text:span></text:p>
          </table:table-cell>
        </table:table-row>
      </table:table>
      <text:h text:style-name="Heading_20_3" text:outline-level="3"><text:bookmark-start text:name="complete-example"/>Complete Example<text:bookmark-end text:name="complete-example"/></text:h>
      <text:p text:style-name="P324">S9 *Dockside ambush* [COMBAT]</text:p>
      <text:p text:style-name="P325">[PC:Alex|HP 12] [N:Jordan|ally|HP 8] [F:Pirate Captain|HP 10|Close] [F:Pirate×2|HP 4|Medium]</text:p>
      <text:p text:style-name="P326"/>
      <text:p text:style-name="P327">Rd1</text:p>
      <text:p text:style-name="P328">@ Slash Captain d:19≥13 Hit 7dmg =&gt; [F:Captain|HP 3|staggered]</text:p>
      <text:p text:style-name="P329">@(Captain) Desperate swing d:11≥14 Miss</text:p>
      <text:p text:style-name="P330">@(Jordan) Fires at Pirate d:16≥11 Hit =&gt; [F:Pirate×1|dead]</text:p>
      <text:p text:style-name="P331">@(Pirate) Drops crossbow, flees =&gt; [F:Pirate×1|fled]</text:p>
      <text:p text:style-name="P332"/>
      <text:p text:style-name="P333">[/COMBAT]</text:p>
      <text:p text:style-name="P334">=&gt; Captain fled by sea. Jordan wounded. Two pirates down.</text:p>
      <text:p text:style-name="P335">[N:Jordan|wounded|HP 4] [Thread:Pirate Captain's Revenge|Open]</text:p>
      <text:p text:style-name="Horizontal_20_Line"/>
      <text:h text:style-name="Heading_20_2" text:outline-level="2"><text:bookmark-start text:name="faq"/>FAQ<text:bookmark-end text:name="faq"/></text:h>
      <text:p text:style-name="First_20_paragraph"><text:span text:style-name="T2">Q: When should I use this add-on instead of core notation?</text:span> A: When combat lasts three or more rounds, when multiple combatants act each round, or when turn order and position matter to the story. For single-roll fights, core notation is sufficient.</text:p>
      <text:p text:style-name="Text_20_body"><text:span text:style-name="T2">Q: Should I track initiative order?</text:span> A: Only if your system uses it and it matters. Most solo players go in logical order (threats first, then PC, then allies) or follow their system’s rules. To note it: <text:span text:style-name="Source_Text">Rd1 (Init: Captain 18, Alex 15, Jordan 12, Pirates 8)</text:span>.</text:p>
      <text:p text:style-name="Text_20_body"><text:span text:style-name="T2">Q: Do I need </text:span><text:span text:style-name="Source_Text">[F:]</text:span><text:span text:style-name="T2"> tags, or can I just use </text:span><text:span text:style-name="Source_Text">[N:]</text:span><text:span text:style-name="T2">?</text:span> A: Either works. <text:span text:style-name="Source_Text">[F:]</text:span> is a convenience for separating combat stats from narrative NPC tags—it keeps your NPC index cleaner in long campaigns. For simple fights, <text:span text:style-name="Source_Text">[N:]</text:span> is fine.</text:p>
      <text:p text:style-name="Text_20_body"><text:span text:style-name="T2">Q: What about reactions, interrupts, or out-of-turn actions?</text:span> A: Log them where they happen with a parenthetical note: <text:span text:style-name="Source_Text">@(Alex) Riposte (reaction)</text:span> or <text:span text:style-name="Source_Text">@ Opportunity attack (interrupt)</text:span>.</text:p>
      <text:p text:style-name="Text_20_body"><text:span text:style-name="T2">Q: How do I handle area effects or multi-target attacks?</text:span> A: List the targets and roll for each, or roll once and apply to all:</text:p>
      <text:p text:style-name="P336">@ Fireball targeting Goblin×3</text:p>
      <text:p text:style-name="P337">d: 8d6=28, DC 14 Dex save</text:p>
      <text:p text:style-name="P338">d: Goblin 1: 12≤14 Fail, Goblin 2: 17≥14 Success, Goblin 3: 8≤14 Fail</text:p>
      <text:p text:style-name="P339">=&gt; Two goblins incinerated. One dodged, half damage. [F:Goblin×1|HP 2|singed]</text:p>
      <text:p text:style-name="First_20_paragraph"><text:span text:style-name="T2">Q: What about vehicle combat, chase scenes, or mass battles?</text:span> A: This add-on covers personal-scale combat. Those scenarios may warrant their own add-ons—but the principles here (round markers, actor prefixes, position tracking) will apply.</text:p>
      <text:p text:style-name="Text_20_body"><text:span text:style-name="T2">Q: How does this work in an analog notebook?</text:span> A: Use <text:span text:style-name="Source_Text">--- COMBAT ---</text:span> and <text:span text:style-name="Source_Text">--- END COMBAT ---</text:span> as delimiters. Round markers (<text:span text:style-name="Source_Text">Rd1</text:span>, <text:span text:style-name="Source_Text">Rd2</text:span>) work as-is. For foe tags, write them in the margin or in a column beside the round text. Update HP with strikethroughs: <text:span text:style-name="T3">HP 6</text:span> HP 3.</text:p>
      <text:p text:style-name="Text_20_body"><text:span text:style-name="T2">Q: When should I use round rosters?</text:span> A: When you have five or more combatants and stats are changing fast enough that you’d lose track without a summary. For smaller fights, tracking changes inline with foe tags is sufficient.</text:p>
      <text:p text:style-name="Horizontal_20_Line"/>
      <text:h text:style-name="Heading_20_2" text:outline-level="2"><text:bookmark-start text:name="credits-license"/>Credits &amp; License<text:bookmark-end text:name="credits-license"/></text:h>
      <text:p text:style-name="First_20_paragraph">© 2026 Roberto Bisceglie</text:p>
      <text:p text:style-name="Text_20_body">This add-on extends <text:a xlink:type="simple" xlink:href="https://zeruhur.itch.io/lonelog" office:name=""><text:span text:style-name="Definition">Lonelog</text:span></text:a> by Roberto Bisceglie.</text:p>
      <text:p text:style-name="Text_20_body">Written to address clarifications raised by u/Electorcountdonut, built upon examples contributed by u/AvernusIsAFurnace.</text:p>
      <text:p text:style-name="Text_20_body"><text:span text:style-name="T2">Version History:</text:span></text:p>
      <text:list text:style-name="L3">
        <text:list-item>
          <text:p text:style-name="P340">v 1.1.0: Round markers changed from <text:span text:style-name="Source_Text">R#</text:span> to <text:span text:style-name="Source_Text">Rd#</text:span> to avoid collision with <text:span text:style-name="Source_Text">[R:]</text:span> room tags in the Dungeon Crawling Add-on</text:p>
        </text:list-item>
        <text:list-item>
          <text:p text:style-name="P340">v 1.0.0: First version</text:p>
        </text:list-item>
      </text:list>
      <text:p text:style-name="First_20_paragraph">This work is licensed under the <text:span text:style-name="T2">Creative Commons Attribution-ShareAlike 4.0 International License</text:span>.</text:p>
      <text:p text:style-name="Text_20_body">You are free to share and adapt this material, provided you give appropriate credit and distribute adaptations under the same license. Session logs and play records created using this add-on’s notation are your own work and are not subject to this licens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 Combat Add-on</dc:title>
    <dc:description/>
    <dc:subject/>
    <meta:keyword/>
    <dc:language>en</dc:language>
    <meta:initial-creator>Roberto Bisceglie</meta:initial-creator>
    <dc:creator>Roberto Bisceglie</dc:creator>
    <meta:creation-date>2026-03-10T13:55:46Z</meta:creation-date>
    <dc:date>2026-03-10T13:55:46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parent" meta:value-type="string">Lonelog v1.3.0</meta:user-defined>
    <meta:user-defined meta:name="requires" meta:value-type="string">Core Notation (§3)</meta:user-defined>
    <meta:user-defined meta:name="subtitle" meta:value-type="string">Optional Notation for Tactical Encounters</meta:user-defined>
    <meta:user-defined meta:name="toc-title" meta:value-type="string">Table of contents</meta:user-defined>
    <meta:user-defined meta:name="version" meta:value-type="string">1.1.0</meta:user-defined>
  </office:meta>
</office:document-meta>
</file>